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text:enable-numbering="false"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draw:stroke-dash="Line_20_with_20_Fine_20_Dots" svg:stroke-width="0.0417in" svg:stroke-color="#000000" draw:marker-start="" draw:marker-start-width="0.1646in" draw:marker-start-center="false" draw:marker-end="" draw:marker-end-width="0.1646in" draw:marker-end-center="false" svg:stroke-opacity="100%" draw:stroke-linejoin="miter" draw:fill="solid" draw:fill-color="#ff3366" draw:textarea-horizontal-align="center" draw:textarea-vertical-align="middle" draw:auto-grow-height="false" draw:fit-to-size="false" fo:min-height="0in" fo:min-width="0in" fo:padding-top="0.0665in" fo:padding-bottom="0.0665in" fo:padding-left="0.1138in" fo:padding-right="0.1138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1" svg:width="6.7441in" svg:height="1.326in" svg:x="-0.0201in" svg:y="1.3957in"><text:p text:style-name="P1"><text:span text:style-name="T1">Off Hue Go</text:span></text:p><draw:enhanced-geometry svg:viewBox="0 0 21600 21600" draw:text-areas="0 0 21600 21600" draw:text-path="true" draw:text-path-mode="shape" draw:text-path-scale="path" draw:text-path-same-letter-heights="false" draw:type="fontwork-fade-up" draw:modifiers="3235.34806169237" draw:enhanced-path="M ?f0 0 L ?f1 0 N M 0 21600 L 21600 21600 N"><draw:equation draw:name="f0" draw:formula="$0 "/><draw:equation draw:name="f1" draw:formula="21600-$0 "/><draw:handle draw:handle-position="$0 top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ngemar Markström</meta:initial-creator>
    <meta:creation-date>2016-12-03T21:32:18</meta:creation-date>
    <dc:date>2016-12-03T21:38:35</dc:date>
    <dc:creator>Ingemar Markström</dc:creator>
    <meta:editing-duration>PT6M18S</meta:editing-duration>
    <meta:editing-cycles>2</meta:editing-cycles>
    <meta:generator>OpenOffice/4.1.3$Unix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